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14pt"/>
    </style:style>
    <style:style style:name="co2" style:family="table-column">
      <style:table-column-properties fo:break-before="auto" style:column-width="88.7pt"/>
    </style:style>
    <style:style style:name="co3" style:family="table-column">
      <style:table-column-properties fo:break-before="auto" style:column-width="177.11pt"/>
    </style:style>
    <style:style style:name="co4" style:family="table-column">
      <style:table-column-properties fo:break-before="auto" style:column-width="33.05pt"/>
    </style:style>
    <style:style style:name="co5" style:family="table-column">
      <style:table-column-properties fo:break-before="auto" style:column-width="34.61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64.4pt"/>
    </style:style>
    <style:style style:name="co11" style:family="table-column">
      <style:table-column-properties fo:break-before="auto" style:column-width="65.96pt"/>
    </style:style>
    <style:style style:name="co12" style:family="table-column">
      <style:table-column-properties fo:break-before="auto" style:column-width="67.55pt"/>
    </style:style>
    <style:style style:name="co13" style:family="table-column">
      <style:table-column-properties fo:break-before="auto" style:column-width="59.7pt"/>
    </style:style>
    <style:style style:name="co14" style:family="table-column">
      <style:table-column-properties fo:break-before="auto" style:column-width="69.11pt"/>
    </style:style>
    <style:style style:name="co15" style:family="table-column">
      <style:table-column-properties fo:break-before="auto" style:column-width="61.2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CurveMapping_BothHemispheres.D1"/>
    </style:style>
    <style:style style:name="ce2" style:family="table-cell" style:parent-style-name="Default">
      <style:map style:condition="cell-content()=1" style:apply-style-name="Untitled1" style:base-cell-address="CurveMapping_BothHemispheres.D7"/>
    </style:style>
    <style:style style:name="ce3" style:family="table-cell" style:parent-style-name="Default">
      <style:map style:condition="cell-content()=1" style:apply-style-name="Untitled1" style:base-cell-address="CurveMapping_BothHemispheres.D72"/>
    </style:style>
    <style:style style:name="ce4" style:family="table-cell" style:parent-style-name="Default">
      <style:map style:condition="cell-content()=1" style:apply-style-name="Untitled1" style:base-cell-address="CurveMapping_BothHemispheres.D81"/>
    </style:style>
    <style:style style:name="ce5" style:family="table-cell" style:parent-style-name="Default">
      <style:map style:condition="cell-content()=1" style:apply-style-name="Untitled1" style:base-cell-address="CurveMapping_BothHemispheres.D90"/>
    </style:style>
    <style:style style:name="ce6" style:family="table-cell" style:parent-style-name="Default">
      <style:map style:condition="cell-content()=1" style:apply-style-name="Untitled1" style:base-cell-address="CurveMapping_BothHemispheres.D99"/>
    </style:style>
    <style:style style:name="ce7" style:family="table-cell" style:parent-style-name="Default">
      <style:map style:condition="cell-content()=1" style:apply-style-name="Untitled1" style:base-cell-address="CurveMapping_BothHemispheres.D1"/>
    </style:style>
    <style:style style:name="ce8" style:family="table-cell" style:parent-style-name="Default">
      <style:map style:condition="cell-content()=1" style:apply-style-name="Untitled1" style:base-cell-address="CurveMapping_BothHemispheres.D1"/>
    </style:style>
    <style:style style:name="ce9" style:family="table-cell" style:parent-style-name="Default">
      <style:map style:condition="cell-content()=1" style:apply-style-name="Untitled1" style:base-cell-address="CurveMapping_BothHemispheres.K72"/>
    </style:style>
    <style:style style:name="ce10" style:family="table-cell" style:parent-style-name="Default">
      <style:map style:condition="cell-content()=1" style:apply-style-name="Untitled1" style:base-cell-address="CurveMapping_BothHemispheres.K81"/>
    </style:style>
    <style:style style:name="ce11" style:family="table-cell" style:parent-style-name="Default">
      <style:map style:condition="cell-content()=1" style:apply-style-name="Untitled1" style:base-cell-address="CurveMapping_BothHemispheres.K90"/>
    </style:style>
    <style:style style:name="ce12" style:family="table-cell" style:parent-style-name="Default">
      <style:map style:condition="cell-content()=1" style:apply-style-name="Untitled1" style:base-cell-address="CurveMapping_BothHemispheres.D1"/>
    </style:style>
    <style:style style:name="ce13" style:family="table-cell" style:parent-style-name="Default">
      <style:map style:condition="cell-content()=1" style:apply-style-name="Untitled1" style:base-cell-address="CurveMapping_BothHemispheres.D1"/>
    </style:style>
    <style:style style:name="ce14" style:family="table-cell" style:parent-style-name="Default">
      <style:map style:condition="cell-content()=1" style:apply-style-name="Untitled1" style:base-cell-address="CurveMapping_BothHemispheres.L81"/>
    </style:style>
    <style:style style:name="ce15" style:family="table-cell" style:parent-style-name="Default">
      <style:map style:condition="cell-content()=1" style:apply-style-name="Untitled1" style:base-cell-address="CurveMapping_BothHemispheres.L84"/>
    </style:style>
    <style:style style:name="ce16" style:family="table-cell" style:parent-style-name="Default">
      <style:map style:condition="cell-content()=1" style:apply-style-name="Untitled1" style:base-cell-address="CurveMapping_BothHemispheres.D1"/>
    </style:style>
    <style:style style:name="ce17" style:family="table-cell" style:parent-style-name="Default">
      <style:map style:condition="cell-content()=1" style:apply-style-name="Untitled1" style:base-cell-address="CurveMapping_BothHemispheres.D1"/>
    </style:style>
  </office:automatic-styles>
  <office:body>
    <office:spreadsheet>
      <table:table table:name="CurveMapping_BothHemisphe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LeftStim</text:p>
          </table:table-cell>
          <table:table-cell office:value-type="string" calcext:value-type="string">
            <text:p>RightStim</text:p>
          </table:table-cell>
          <table:table-cell office:value-type="string" calcext:value-type="string">
            <text:p>CombinedStim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office:value-type="string" calcext:value-type="string">
            <text:p>GapDR</text:p>
          </table:table-cell>
          <table:table-cell office:value-type="string" calcext:value-type="string">
            <text:p>CurveSegL</text:p>
          </table:table-cell>
          <table:table-cell office:value-type="string" calcext:value-type="string">
            <text:p>CurveSeg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office:value-type="string" calcext:value-type="string">
            <text:p>CurveSegDR</text:p>
          </table:table-cell>
          <table:table-cell office:value-type="string" calcext:value-type="string">
            <text:p>PreSwitchUL</text:p>
          </table:table-cell>
          <table:table-cell office:value-type="string" calcext:value-type="string">
            <text:p>IndicatorUL</text:p>
          </table:table-cell>
          <table:table-cell office:value-type="string" calcext:value-type="string">
            <text:p>PreSwitchDL</text:p>
          </table:table-cell>
          <table:table-cell office:value-type="string" calcext:value-type="string">
            <text:p>IndicatorDL</text:p>
          </table:table-cell>
          <table:table-cell office:value-type="string" calcext:value-type="string">
            <text:p>PreSwitchUR</text:p>
          </table:table-cell>
          <table:table-cell office:value-type="string" calcext:value-type="string">
            <text:p>IndicatorUR</text:p>
          </table:table-cell>
          <table:table-cell office:value-type="string" calcext:value-type="string">
            <text:p>PreSwitchDR</text:p>
          </table:table-cell>
          <table:table-cell office:value-type="string" calcext:value-type="string">
            <text:p>IndicatorDR</text:p>
          </table:table-cell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ircleDR</text:p>
          </table:table-cell>
          <table:table-cell table:formula="of:=CONCATENATE([.A2];&quot;+&quot;;[.B2])" office:value-type="string" office:string-value="BlankL+CircleDR" calcext:value-type="string">
            <text:p>BlankL+Circl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ircleUR</text:p>
          </table:table-cell>
          <table:table-cell table:formula="of:=CONCATENATE([.A3];&quot;+&quot;;[.B3])" office:value-type="string" office:string-value="BlankL+CircleUR" calcext:value-type="string">
            <text:p>BlankL+Circl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string" calcext:value-type="string">
            <text:p>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urveSegDR</text:p>
          </table:table-cell>
          <table:table-cell table:formula="of:=CONCATENATE([.A4];&quot;+&quot;;[.B4])" office:value-type="string" office:string-value="BlankL+CurveSegDR" calcext:value-type="string">
            <text:p>Blank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urveSegUR</text:p>
          </table:table-cell>
          <table:table-cell table:formula="of:=CONCATENATE([.A5];&quot;+&quot;;[.B5])" office:value-type="string" office:string-value="BlankL+CurveSegUR" calcext:value-type="string">
            <text:p>Blank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GapDR</text:p>
          </table:table-cell>
          <table:table-cell table:formula="of:=CONCATENATE([.A6];&quot;+&quot;;[.B6])" office:value-type="string" office:string-value="BlankL+GapDR" calcext:value-type="string">
            <text:p>Blank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GapR</text:p>
          </table:table-cell>
          <table:table-cell table:formula="of:=CONCATENATE([.A7];&quot;+&quot;;[.B7])" office:value-type="string" office:string-value="BlankL+GapR" calcext:value-type="string">
            <text:p>BlankL+Gap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GapUR</text:p>
          </table:table-cell>
          <table:table-cell table:formula="of:=CONCATENATE([.A8];&quot;+&quot;;[.B8])" office:value-type="string" office:string-value="BlankL+GapUR" calcext:value-type="string">
            <text:p>Blank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63">
          <table:table-cell table:number-columns-repeated="23"/>
        </table:table-row>
        <table:table-row table:style-name="ro1" table:number-rows-repeated="9">
          <table:table-cell table:number-columns-repeated="3"/>
          <table:table-cell table:style-name="ce3" table:number-columns-repeated="7"/>
          <table:table-cell table:style-name="ce9"/>
          <table:table-cell table:style-name="ce3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4" table:number-columns-repeated="7"/>
          <table:table-cell table:style-name="ce10"/>
          <table:table-cell table:style-name="ce14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4" table:number-columns-repeated="7"/>
          <table:table-cell table:style-name="ce10"/>
          <table:table-cell table:style-name="ce15" table:number-columns-repeated="2"/>
          <table:table-cell table:style-name="ce14" table:number-columns-repeated="2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4" table:number-columns-repeated="7"/>
          <table:table-cell table:style-name="ce10"/>
          <table:table-cell table:style-name="ce14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ce5" table:number-columns-repeated="7"/>
          <table:table-cell table:style-name="ce11"/>
          <table:table-cell table:style-name="ce5" table:number-columns-repeated="4"/>
          <table:table-cell table:number-columns-repeated="8"/>
        </table:table-row>
        <table:table-row table:style-name="ro1" table:number-rows-repeated="8">
          <table:table-cell table:number-columns-repeated="3"/>
          <table:table-cell table:style-name="ce5"/>
          <table:table-cell table:style-name="ce7" table:number-columns-repeated="6"/>
          <table:table-cell table:style-name="ce12"/>
          <table:table-cell table:style-name="ce7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6"/>
          <table:table-cell table:style-name="ce8" table:number-columns-repeated="6"/>
          <table:table-cell table:style-name="ce13"/>
          <table:table-cell table:style-name="ce16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6"/>
          <table:table-cell table:style-name="ce8" table:number-columns-repeated="6"/>
          <table:table-cell table:style-name="ce13"/>
          <table:table-cell table:style-name="ce17" table:number-columns-repeated="2"/>
          <table:table-cell table:style-name="ce16" table:number-columns-repeated="2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6"/>
          <table:table-cell table:style-name="ce8" table:number-columns-repeated="6"/>
          <table:table-cell table:style-name="ce13"/>
          <table:table-cell table:style-name="ce16" table:number-columns-repeated="4"/>
          <table:table-cell table:number-columns-repeated="8"/>
        </table:table-row>
        <table:table-row table:style-name="ro1" table:number-rows-repeated="1048336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CurveMapping_BothHemispheres.D108:CurveMapping_BothHemispheres.D1048444 CurveMapping_BothHemispheres.D8:CurveMapping_BothHemispheres.O71 CurveMapping_BothHemispheres.E91:CurveMapping_BothHemispheres.O1048444 CurveMapping_BothHemispheres.D1:CurveMapping_BothHemispheres.O6">
            <calcext:condition calcext:apply-style-name="Untitled1" calcext:value="=1" calcext:base-cell-address="CurveMapping_BothHemispheres.D1"/>
          </calcext:conditional-format>
          <calcext:conditional-format calcext:target-range-address="CurveMapping_BothHemispheres.D72:CurveMapping_BothHemispheres.J80 CurveMapping_BothHemispheres.L72:CurveMapping_BothHemispheres.O80">
            <calcext:condition calcext:apply-style-name="Untitled1" calcext:value="=1" calcext:base-cell-address="CurveMapping_BothHemispheres.D72"/>
          </calcext:conditional-format>
          <calcext:conditional-format calcext:target-range-address="CurveMapping_BothHemispheres.K72:CurveMapping_BothHemispheres.K80">
            <calcext:condition calcext:apply-style-name="Untitled1" calcext:value="=1" calcext:base-cell-address="CurveMapping_BothHemispheres.K72"/>
          </calcext:conditional-format>
          <calcext:conditional-format calcext:target-range-address="CurveMapping_BothHemispheres.N81:CurveMapping_BothHemispheres.O89 CurveMapping_BothHemispheres.L81:CurveMapping_BothHemispheres.M83 CurveMapping_BothHemispheres.L87:CurveMapping_BothHemispheres.M89">
            <calcext:condition calcext:apply-style-name="Untitled1" calcext:value="=1" calcext:base-cell-address="CurveMapping_BothHemispheres.L81"/>
          </calcext:conditional-format>
          <calcext:conditional-format calcext:target-range-address="CurveMapping_BothHemispheres.K81:CurveMapping_BothHemispheres.K89">
            <calcext:condition calcext:apply-style-name="Untitled1" calcext:value="=1" calcext:base-cell-address="CurveMapping_BothHemispheres.K81"/>
          </calcext:conditional-format>
          <calcext:conditional-format calcext:target-range-address="CurveMapping_BothHemispheres.D81:CurveMapping_BothHemispheres.J89">
            <calcext:condition calcext:apply-style-name="Untitled1" calcext:value="=1" calcext:base-cell-address="CurveMapping_BothHemispheres.D81"/>
          </calcext:conditional-format>
          <calcext:conditional-format calcext:target-range-address="CurveMapping_BothHemispheres.L84:CurveMapping_BothHemispheres.M86">
            <calcext:condition calcext:apply-style-name="Untitled1" calcext:value="=1" calcext:base-cell-address="CurveMapping_BothHemispheres.L84"/>
          </calcext:conditional-format>
          <calcext:conditional-format calcext:target-range-address="CurveMapping_BothHemispheres.D90:CurveMapping_BothHemispheres.J98 CurveMapping_BothHemispheres.L90:CurveMapping_BothHemispheres.O98">
            <calcext:condition calcext:apply-style-name="Untitled1" calcext:value="=1" calcext:base-cell-address="CurveMapping_BothHemispheres.D90"/>
          </calcext:conditional-format>
          <calcext:conditional-format calcext:target-range-address="CurveMapping_BothHemispheres.K90:CurveMapping_BothHemispheres.K98">
            <calcext:condition calcext:apply-style-name="Untitled1" calcext:value="=1" calcext:base-cell-address="CurveMapping_BothHemispheres.K90"/>
          </calcext:conditional-format>
          <calcext:conditional-format calcext:target-range-address="CurveMapping_BothHemispheres.N99:CurveMapping_BothHemispheres.O107 CurveMapping_BothHemispheres.L99:CurveMapping_BothHemispheres.M101 CurveMapping_BothHemispheres.L105:CurveMapping_BothHemispheres.M107">
            <calcext:condition calcext:apply-style-name="Untitled1" calcext:value="=1" calcext:base-cell-address="CurveMapping_BothHemispheres.L99"/>
          </calcext:conditional-format>
          <calcext:conditional-format calcext:target-range-address="CurveMapping_BothHemispheres.K99:CurveMapping_BothHemispheres.K107">
            <calcext:condition calcext:apply-style-name="Untitled1" calcext:value="=1" calcext:base-cell-address="CurveMapping_BothHemispheres.K99"/>
          </calcext:conditional-format>
          <calcext:conditional-format calcext:target-range-address="CurveMapping_BothHemispheres.D99:CurveMapping_BothHemispheres.J107">
            <calcext:condition calcext:apply-style-name="Untitled1" calcext:value="=1" calcext:base-cell-address="CurveMapping_BothHemispheres.D99"/>
          </calcext:conditional-format>
          <calcext:conditional-format calcext:target-range-address="CurveMapping_BothHemispheres.L102:CurveMapping_BothHemispheres.M104">
            <calcext:condition calcext:apply-style-name="Untitled1" calcext:value="=1" calcext:base-cell-address="CurveMapping_BothHemispheres.L102"/>
          </calcext:conditional-format>
          <calcext:conditional-format calcext:target-range-address="CurveMapping_BothHemispheres.D7:CurveMapping_BothHemispheres.O7">
            <calcext:condition calcext:apply-style-name="Untitled1" calcext:value="=1" calcext:base-cell-address="CurveMapping_BothHemispheres.D7"/>
          </calcext:conditional-format>
        </calcext:conditional-formats>
      </table:table>
      <table:named-expressions/>
      <table:database-ranges>
        <table:database-range table:name="__Anonymous_Sheet_DB__0" table:target-range-address="CurveMapping_BothHemispheres.A1:CurveMapping_BothHemispheres.W10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3:41:45.211182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3T13:41:57.368935585</dc:date>
    <meta:editing-duration>PT41M26S</meta:editing-duration>
    <meta:editing-cycles>10</meta:editing-cycles>
    <meta:generator>LibreOffice/5.1.6.2$Linux_X86_64 LibreOffice_project/10m0$Build-2</meta:generator>
    <meta:document-statistic meta:table-count="1" meta:cell-count="132" meta:object-count="0"/>
  </office:meta>
</office:document-meta>
</file>